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gradient" draw:fill-color="#ffffff" draw:fill-gradient-name="Gradient_20_3" draw:textarea-horizontal-align="left" draw:auto-grow-height="true" draw:auto-grow-width="false" fo:min-height="2.383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7.03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6.737cm" loext:decorative="false"/>
      <style:paragraph-properties style:writing-mode="lr-tb"/>
    </style:style>
    <style:style style:name="P1" style:family="paragraph">
      <loext:graphic-properties draw:fill="gradient" draw:fill-color="#ffffff" draw:fill-gradient-name="Gradient_20_3"/>
      <style:text-properties fo:color="#dddddd" loext:opacity="100%" fo:font-size="32pt" fo:text-shadow="1pt 1pt" style:font-size-asian="32pt" style:font-size-complex="32pt"/>
    </style:style>
    <style:style style:name="P2" style:family="paragraph">
      <loext:graphic-properties draw:fill="none" draw:fill-color="#ffffff"/>
    </style:style>
    <style:style style:name="T1" style:family="text">
      <style:text-properties fo:color="#dddddd" loext:opacity="100%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908cm" svg:height="2.633cm" svg:x="1.317cm" svg:y="2.27cm">
          <draw:text-box>
            <text:p><text:span text:style-name="T1">Example API components data</text:span></text:p>
          </draw:text-box>
        </draw:frame>
        <draw:frame draw:style-name="gr2" draw:text-style-name="P2" draw:layer="layout" svg:width="17.533cm" svg:height="4.517cm" svg:x="1.247cm" svg:y="7.671cm">
          <draw:text-box>
            <text:p>Create<text:tab/><text:tab/><text:tab/>POST /Component</text:p>
            <text:p>Get by Id<text:tab/><text:tab/>GET /Component/1</text:p>
            <text:p>Get by code<text:tab/><text:tab/>GET /Component/code/7896112401100</text:p>
            <text:p>Filter list<text:tab/><text:tab/><text:tab/>GET /Component?code=7896112401100&amp;</text:p>
            <text:p><text:tab/><text:tab/><text:tab/><text:tab/><text:tab/>description=condroplex</text:p>
            <text:p>Remove<text:tab/><text:tab/><text:tab/>DELETE /component/1</text:p>
          </draw:text-box>
        </draw:frame>
        <draw:frame draw:style-name="gr3" draw:text-style-name="P2" draw:layer="layout" svg:width="7.237cm" svg:height="4.517cm" svg:x="1.952cm" svg:y="14.97cm">
          <draw:text-box>
            <text:p>COMPONENT </text:p>
            <text:p>id <text:tab/><text:tab/><text:tab/><text:tab/>Long</text:p>
            <text:p>binlocation <text:tab/><text:tab/>String</text:p>
            <text:p>code <text:s text:c="9"/><text:tab/><text:tab/>String</text:p>
            <text:p>description <text:tab/><text:tab/>String</text:p>
            <text:p>draw <text:s text:c="2"/><text:tab/><text:tab/><text:tab/>String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linear" draw:start-color="#5983b0" draw:end-color="#b4c7dc" draw:start-intensity="100%" draw:end-intensity="100%" draw:angle="30deg" draw:border="0%">
      <loext:gradient-stop svg:offset="0" loext:color-type="rgb" loext:color-value="#5983b0"/>
      <loext:gradient-stop svg:offset="1" loext:color-type="rgb" loext:color-value="#b4c7d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2:51:58.786995457</meta:creation-date>
    <dc:date>2025-01-02T14:38:52.860686368</dc:date>
    <meta:editing-duration>PT15M16S</meta:editing-duration>
    <meta:editing-cycles>4</meta:editing-cycles>
    <meta:generator>LibreOffice/24.2.7.2$Linux_X86_64 LibreOffice_project/420$Build-2</meta:generator>
    <meta:document-statistic meta:object-count="3"/>
  </office:meta>
</office:document-meta>
</file>